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8.79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85.89mm"/>
    </style:style>
    <style:style style:name="co6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unt</text:p>
          </table:table-cell>
          <table:table-cell office:value-type="string" calcext:value-type="string">
            <text:p>fount no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news n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ilgiornaledivicenza.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 richiedenti asilo vogliono avere Sky Scatta la protesta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ilgiornaledivicenza.it/territori/vicenza/i-richiedenti-asilo-vogliono-avere-sky-scatta-la-protesta-1.6683748</text:p>
          </table:table-cell>
          <table:table-cell office:value-type="string" calcext:value-type="string">
            <text:p>09 08 2018 8:00:32</text:p>
          </table:table-cell>
        </table:table-row>
        <table:table-row table:style-name="ro1">
          <table:table-cell office:value-type="string" calcext:value-type="string">
            <text:p>corrieredelveneto.corriere.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«Vogliamo Sky e l’aria condizionata»: la protesta dei migranti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eb.archive.org/web/20180810004339/https://corrieredelveneto.corriere.it/vicenza/cronaca/18_agosto_09/vogliamo-sky-l-aria-condizionata-protesta-migranti-donazzan-rimandiamoli-casa-52999664-9be3-11e8-8ab2-79782f76ba72.shtml</text:p>
          </table:table-cell>
          <table:table-cell office:value-type="string" calcext:value-type="string">
            <text:p>09 08 2018 17:09:00</text:p>
          </table:table-cell>
        </table:table-row>
        <table:table-row table:style-name="ro1">
          <table:table-cell office:value-type="string" calcext:value-type="string">
            <text:p>Fabio Butera (Facebook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iccome non ho un cazzo da fare…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acebook.com/photo.php?fbid=10160691142910364&amp;set=a.123976960363&amp;type=3&amp;theater</text:p>
          </table:table-cell>
          <table:table-cell office:value-type="string" calcext:value-type="string">
            <text:p>09 08 2018 18:42:00</text:p>
          </table:table-cell>
        </table:table-row>
        <table:table-row table:style-name="ro1">
          <table:table-cell office:value-type="string" calcext:value-type="string">
            <text:p>Mara Bizzotto (Facebook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LANDESTINI PROTESTANO PERCHE' VOGLIONO SKY PER PARTITE DI CALCIO? TORNINO IN AFRICA DI CORSA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facebook.com/photo.php?fbid=10209533863303018&amp;set=a.1005187429524&amp;type=3&amp;theater</text:p>
          </table:table-cell>
          <table:table-cell office:value-type="string" calcext:value-type="string">
            <text:p>09 08 2018 19:29:00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ofughi in campo: vogliono Sky calcio. Chiedono cibo migliore e aria condizionata. E in Toscana abiti di moda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ilgiornale.it/news/politica/profughi-campo-vogliono-sky-calcio-1563642.html</text:p>
          </table:table-cell>
          <table:table-cell office:value-type="string" calcext:value-type="string">
            <text:p>10 08 2018 6:00:00 (update)</text:p>
          </table:table-cell>
        </table:table-row>
        <table:table-row table:style-name="ro1">
          <table:table-cell office:value-type="string" calcext:value-type="string">
            <text:p>nextquotidiano.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 storia dei richiedenti asilo che vogliono avere Sky a Vicenza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extquotidiano.it/richiedenti-asilo-sky-vicenza/</text:p>
          </table:table-cell>
          <table:table-cell office:value-type="string" calcext:value-type="string">
            <text:p>10 08 2018 10:47:10</text:p>
          </table:table-cell>
        </table:table-row>
        <table:table-row table:style-name="ro1">
          <table:table-cell office:value-type="string" calcext:value-type="string">
            <text:p>ilfattoquotidiano.i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icenza, “protesta dei migranti per avere Sky”. Ma la Prefettura nega: “Solo un confronto sulla questione della residenza”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ilfattoquotidiano.it/2018/08/10/vicenza-protesta-dei-migranti-per-avere-sky-ma-la-prefettura-nega-solo-un-confronto-sulla-questione-della-residenza/4550855/</text:p>
          </table:table-cell>
          <table:table-cell office:value-type="string" calcext:value-type="string">
            <text:p>10 08 2018 11:26:59 (update)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"I migranti vogliono Sky". La questura non conferma, il quotidano sì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ilgiornale.it/news/cronache/ai-migranti-non-basta-digitale-e-adesso-pretendono-pure-sky-1563526.html</text:p>
          </table:table-cell>
          <table:table-cell office:value-type="string" calcext:value-type="string">
            <text:p>10 08 2018 11:27:00 (update)</text:p>
          </table:table-cell>
        </table:table-row>
        <table:table-row table:style-name="ro1">
          <table:table-cell office:value-type="string" calcext:value-type="string">
            <text:p>Matteo Salvini (Twitter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hi scappa dalla guerra non ha bisogno di Sky..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twitter.com/matteosalvinimi/status/1027984899884691457</text:p>
          </table:table-cell>
          <table:table-cell office:value-type="string" calcext:value-type="string">
            <text:p>10 08 2018 11:27:01</text:p>
          </table:table-cell>
        </table:table-row>
        <table:table-row table:style-name="ro1">
          <table:table-cell office:value-type="string" calcext:value-type="string">
            <text:p>giornalettismo.co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 bufala dei richiedenti asilo che protestano perché vogliono Sk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giornalettismo.com/archives/2671819/bufala-richiedenti-asilo-sky</text:p>
          </table:table-cell>
          <table:table-cell office:value-type="string" calcext:value-type="string">
            <text:p>10 08 2018 11:41:45</text:p>
          </table:table-cell>
        </table:table-row>
        <table:table-row table:style-name="ro1">
          <table:table-cell office:value-type="string" calcext:value-type="string">
            <text:p>corriere.it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ria condizionata e Sky ai migranti, cosa è successo davvero a Vicenza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orriere.it/cronache/18_agosto_10/aria-condizionata-sky-migranti-cosa-successo-davvero-vicenza-dca04414-9c76-11e8-bdf6-1676d51daf16.shtml</text:p>
          </table:table-cell>
          <table:table-cell office:value-type="string" calcext:value-type="string">
            <text:p>10 08 2018 12:50:17</text:p>
          </table:table-cell>
        </table:table-row>
        <table:table-row table:style-name="ro1">
          <table:table-cell office:value-type="string" calcext:value-type="string">
            <text:p>corrieredelveneto.corriere.i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te d’identità, aria condizionata, la protesta dei migranti a Vicenza.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ttps://corrieredelveneto.corriere.it/vicenza/cronaca/18_agosto_09/vogliamo-sky-l-aria-condizionata-protesta-migranti-donazzan-rimandiamoli-casa-52999664-9be3-11e8-8ab2-79782f76ba72.shtml</text:p>
          </table:table-cell>
          <table:table-cell office:value-type="string" calcext:value-type="string">
            <text:p>10 08 2018 14:44:00</text:p>
          </table:table-cell>
        </table:table-row>
        <table:table-row table:style-name="ro1">
          <table:table-cell office:value-type="string" calcext:value-type="string">
            <text:p>repubblica.i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lvini e la bufala dei migranti che pretendono l'abbonamento a Sky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repubblica.it/cronaca/2018/08/10/news/fake_news_sky_abbonamento_migranti_bufale_no_conferme-203823869/</text:p>
          </table:table-cell>
          <table:table-cell office:value-type="string" calcext:value-type="string">
            <text:p>10 08 2018 14:49:00</text:p>
          </table:table-cell>
        </table:table-row>
        <table:table-row table:style-name="ro1">
          <table:table-cell office:value-type="string" calcext:value-type="string">
            <text:p>vicenzatoday.i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ky e richiedenti asilo: "Come ti smaschero le bufale (o quasi)"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ttp://www.vicenzatoday.it/cronaca/sky-e-richiedenti-asilo-come-ti-smaschero-le-bufale-o-quasi.html</text:p>
          </table:table-cell>
          <table:table-cell office:value-type="string" calcext:value-type="string">
            <text:p>10 08 2018 15:15:00</text:p>
          </table:table-cell>
        </table:table-row>
        <table:table-row table:style-name="ro1">
          <table:table-cell office:value-type="string" calcext:value-type="string">
            <text:p>davidpuente.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richiedenti asilo di Vicenza hanno preteso di avere Sky? Falso! Ecco la verifica della verifi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avidpuente.it/blog/2018/08/10/i-richiedenti-asilo-di-vicenza-hanno-preteso-di-avere-sky-falso-ecco-la-verifica-della-verifica/</text:p>
          </table:table-cell>
          <table:table-cell office:value-type="string" calcext:value-type="string">
            <text:p>10 08 2018 15:25:02</text:p>
          </table:table-cell>
        </table:table-row>
        <table:table-row table:style-name="ro1">
          <table:table-cell office:value-type="string" calcext:value-type="string">
            <text:p>VICE Italia (Facebook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l trattare questa materia, dunque, ci vorrebbe molta più cautela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facebook.com/vice.italia/photos/a.1516220658694319/2123035528012826/?type=3&amp;theater</text:p>
          </table:table-cell>
          <table:table-cell office:value-type="string" calcext:value-type="string">
            <text:p>10 08 2018 16:20:00</text:p>
          </table:table-cell>
        </table:table-row>
        <table:table-row table:style-name="ro1">
          <table:table-cell office:value-type="string" calcext:value-type="string">
            <text:p>VICE Italia (Twitter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 prefettura ha fatto sapere di non conoscere “nessuna richiesta in merito ad abbonamento Sky."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twitter.com/Viceitaly/status/1027924207596974081</text:p>
          </table:table-cell>
          <table:table-cell office:value-type="string" calcext:value-type="string">
            <text:p>10 08 2018 16:21:00</text:p>
          </table:table-cell>
        </table:table-row>
        <table:table-row table:style-name="ro1">
          <table:table-cell office:value-type="string" calcext:value-type="string">
            <text:p>butac.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gliamo Sky!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butac.it/vogliamo-sky/</text:p>
          </table:table-cell>
          <table:table-cell office:value-type="string" calcext:value-type="string">
            <text:p>10 08 2018 16:51:56</text:p>
          </table:table-cell>
        </table:table-row>
        <table:table-row table:style-name="ro1">
          <table:table-cell office:value-type="string" calcext:value-type="string">
            <text:p>ilgiornaledivicenza.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rofughi e Sky. Un dossier in questu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www.ilgiornaledivicenza.it/territori/vicenza/profughi-e-sky-un-dossier-in-questura-1.6687708</text:p>
          </table:table-cell>
          <table:table-cell office:value-type="string" calcext:value-type="string">
            <text:p>10 08 2018 17:23:08</text:p>
          </table:table-cell>
        </table:table-row>
        <table:table-row table:style-name="ro1">
          <table:table-cell office:value-type="string" calcext:value-type="string">
            <text:p>agi.i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ome è andata la storia dei richiedenti asilo di Vicenza che vogliono Sky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agi.it/cronaca/migranti_vicenza_sky_bufala-4257584/news/2018-08-10/</text:p>
          </table:table-cell>
          <table:table-cell office:value-type="string" calcext:value-type="string">
            <text:p>10 08 2018 19:07:00</text:p>
          </table:table-cell>
        </table:table-row>
        <table:table-row table:style-name="ro1">
          <table:table-cell office:value-type="string" calcext:value-type="string">
            <text:p>Fabio Butera (Twitter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twe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twitter.com/fabiobutera</text:p>
          </table:table-cell>
          <table:table-cell office:value-type="string" calcext:value-type="string">
            <text:p>10 08 2018 (retweet)</text:p>
          </table:table-cell>
        </table:table-row>
        <table:table-row table:style-name="ro1">
          <table:table-cell office:value-type="string" calcext:value-type="string">
            <text:p>ilgiornaledivicenza.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 migranti africani che vogliono Sky Dossier in procu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ilgiornaledivicenza.it/territori/vicenza/i-migranti-africani-che-vogliono-sky-dossier-in-procura-1.6688488</text:p>
          </table:table-cell>
          <table:table-cell office:value-type="string" calcext:value-type="string">
            <text:p>11 08 2018 11:33:42</text:p>
          </table:table-cell>
        </table:table-row>
        <table:table-row table:style-name="ro1">
          <table:table-cell office:value-type="string" calcext:value-type="string">
            <text:p>ilgiornaledivicenza.i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 nota del Cdr de Il Giornale di Vicenz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://www.ilgiornaledivicenza.it/territori/vicenza/la-nota-del-cdr-de-il-giornale-di-vicenza-1.6689183</text:p>
          </table:table-cell>
          <table:table-cell office:value-type="string" calcext:value-type="string">
            <text:p>11 08 2018 15:51:11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granti e Sky, cos'è successo: spunta la "fake della fake news"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ttp://www.ilgiornale.it/news/cronache/migranti-e-sky-cos-successo-spunta-fake-fake-news-1564005.html</text:p>
          </table:table-cell>
          <table:table-cell office:value-type="string" calcext:value-type="string">
            <text:p>11 08 2018 15:51:12 (update)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igranti e Sky: sulle spalle degli italian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://www.ilgiornale.it/video/cronache/migranti-e-sky-sulle-spalle-degli-italiani-1576651.html</text:p>
          </table:table-cell>
          <table:table-cell office:value-type="string" calcext:value-type="string">
            <text:p>17 09 2018 8:25:00</text:p>
          </table:table-cell>
        </table:table-row>
        <table:table-row table:style-name="ro1">
          <table:table-cell office:value-type="string" calcext:value-type="string">
            <text:p>ilgiornale.i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"In protesta anche per avere Sky". Così i migranti sbugiardano i buonisti.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ttp://www.ilgiornale.it/news/cronache/migranti-e-sky-servizio-che-smaschera-chi-aveva-smentito-1576429.html</text:p>
          </table:table-cell>
          <table:table-cell office:value-type="string" calcext:value-type="string">
            <text:p>17 09 2018 8:51:00</text:p>
          </table:table-cell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3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3:01:33.3040177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1:26:33.381343438</meta:creation-date>
    <dc:date>2019-07-10T13:01:51.856597794</dc:date>
    <meta:editing-duration>PT3H20M4S</meta:editing-duration>
    <meta:editing-cycles>21</meta:editing-cycles>
    <meta:generator>LibreOffice/6.2.4.2$Linux_X86_64 LibreOffice_project/20$Build-2</meta:generator>
    <meta:document-statistic meta:table-count="1" meta:cell-count="162" meta:object-count="0"/>
  </office:meta>
</office:document-meta>
</file>